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8E6D0000435FCCA15EA504E42797.svm" manifest:media-type=""/>
  <manifest:file-entry manifest:full-path="Pictures/1000020100000338000000146631CAFEEAB425B3.png" manifest:media-type="image/png"/>
  <manifest:file-entry manifest:full-path="Pictures/100002010000059A000005029437289FFDC9FA5B.png" manifest:media-type="image/png"/>
  <manifest:file-entry manifest:full-path="Pictures/100002010000079B000002BBCE120BE4DDCA52DE.png" manifest:media-type="image/png"/>
  <manifest:file-entry manifest:full-path="Pictures/10000201000003C2000001DBB28C3535C02C5E1B.png" manifest:media-type="image/png"/>
  <manifest:file-entry manifest:full-path="Pictures/10000201000008E2000004FF07A4ADF70DA8817E.png" manifest:media-type="image/png"/>
  <manifest:file-entry manifest:full-path="Pictures/2000000800004EF500005F1CAD31EC927B759556.svm" manifest:media-type=""/>
  <manifest:file-entry manifest:full-path="Pictures/20000008000057F6000061FD0701C6F9E334FA4C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4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text-properties fo:color="#000000" style:font-name="Bahnschrift"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000000" style:font-name="Bahnschrift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2" draw:text-style-name="P2" draw:layer="layout" svg:width="15.6cm" svg:height="1.741cm" svg:x="0.1cm" svg:y="12.959cm">
          <draw:text-box>
            <text:p><text:span text:style-name="T1">Quantitative Analyses</text:span></text:p>
          </draw:text-box>
        </draw:frame>
        <draw:frame draw:style-name="gr1" draw:text-style-name="P1" draw:layer="layout" svg:width="9.415cm" svg:height="3.38cm" svg:x="18cm" svg:y="0.3cm">
          <draw:image xlink:href="Pictures/100002010000079B000002BBCE120BE4DDCA52DE.png" xlink:type="simple" xlink:show="embed" xlink:actuate="onLoad">
            <text:p/>
          </draw:image>
        </draw:frame>
        <draw:frame draw:style-name="gr1" draw:text-style-name="P1" draw:layer="layout" svg:width="8.501cm" svg:height="7.6cm" svg:x="0.193cm" svg:y="0.2cm">
          <draw:image xlink:href="Pictures/100002010000059A000005029437289FFDC9FA5B.png" xlink:type="simple" xlink:show="embed" xlink:actuate="onLoad">
            <text:p/>
          </draw:image>
        </draw:frame>
        <draw:frame draw:style-name="gr1" draw:text-style-name="P1" draw:layer="layout" svg:width="12.678cm" svg:height="7.13cm" svg:x="0.7cm" svg:y="5.1cm">
          <draw:image xlink:href="Pictures/10000201000008E2000004FF07A4ADF70DA8817E.png" xlink:type="simple" xlink:show="embed" xlink:actuate="onLoad">
            <text:p/>
          </draw:image>
        </draw:frame>
        <draw:frame draw:style-name="gr1" draw:text-style-name="P1" draw:layer="layout" svg:width="9.5cm" svg:height="4.493cm" svg:x="18.1cm" svg:y="4cm">
          <draw:image xlink:href="Pictures/2000000800008E6D0000435FCCA15EA504E42797.svm" xlink:type="simple" xlink:show="embed" xlink:actuate="onLoad">
            <text:p/>
          </draw:image>
        </draw:frame>
        <draw:frame draw:style-name="gr1" draw:text-style-name="P1" draw:layer="layout" svg:width="3.406cm" svg:height="4.102cm" svg:x="14.1cm" svg:y="0.298cm">
          <draw:image xlink:href="Pictures/2000000800004EF500005F1CAD31EC927B759556.svm" xlink:type="simple" xlink:show="embed" xlink:actuate="onLoad">
            <text:p/>
          </draw:image>
        </draw:frame>
        <draw:frame draw:style-name="gr1" draw:text-style-name="P1" draw:layer="layout" svg:width="3.59cm" svg:height="4cm" svg:x="14cm" svg:y="4.7cm">
          <draw:image xlink:href="Pictures/20000008000057F6000061FD0701C6F9E334FA4C.svm" xlink:type="simple" xlink:show="embed" xlink:actuate="onLoad">
            <text:p/>
          </draw:image>
        </draw:frame>
        <draw:frame draw:style-name="gr1" draw:text-style-name="P1" draw:layer="layout" svg:width="10.363cm" svg:height="5.116cm" svg:x="17.4cm" svg:y="8.9cm">
          <draw:image xlink:href="Pictures/10000201000003C2000001DBB28C3535C02C5E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13:17.431000000</dc:date>
    <meta:editing-duration>PT1H46M17S</meta:editing-duration>
    <meta:editing-cycles>20</meta:editing-cycles>
    <meta:generator>LibreOffice/5.3.6.1$Windows_x86 LibreOffice_project/686f202eff87ef707079aeb7f485847613344eb7</meta:generator>
    <meta:document-statistic meta:object-count="9"/>
  </office:meta>
</office:document-meta>
</file>